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Heading_20_1">
      <style:text-properties fo:font-weight="bold"/>
    </style:style>
    <style:style style:name="T1" style:family="text">
      <style:text-properties fo:font-weight="bold"/>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Drawing curved</text:h>
      <text:section text:style-name="Sect1" text:name="magicdomid3">
        <text:p text:style-name="Standard">An essay of a visual collection on drawing curved vectors</text:p>
      </text:section>
      <text:section text:style-name="Sect1" text:name="magicdomid4">
        <text:p text:style-name="Standard">projects / lgru.reader.drawing-curved.git / tree</text:p>
      </text:section>
      <text:section text:style-name="Sect1" text:name="magicdomid5">
        <text:p text:style-name="Standard"><text:line-break/></text:p>
      </text:section>
      <text:section text:style-name="Sect1" text:name="magicdomid6">
        <text:p text:style-name="Standard">Demander les droits de reproduction d'images à la Société d'Histoire des usines Renault: <text:a xlink:type="simple" xlink:href="http://www.ametis-renault.com/">http://www.ametis-renault.com/</text:a></text:p>
      </text:section>
      <text:section text:style-name="Sect1" text:name="magicdomid7">
        <text:p text:style-name="Standard"><text:line-break/></text:p>
      </text:section>
      <text:section text:style-name="Sect1" text:name="magicdomid8">
        <text:h text:style-name="Heading_20_2" text:outline-level="2">Évolution des techniques de modelage 3D vers les courbes Bézier</text:h>
      </text:section>
      <text:section text:style-name="Sect1" text:name="magicdomid9">
        <text:p text:style-name="Standard"><text:a xlink:type="simple" xlink:href="http://www-gmm.insa-toulouse.fr/%7Erabut/bezier/cad/cad.html">http://www-gmm.insa-toulouse.fr/~rabut/bezier/cad/cad.html</text:a></text:p>
      </text:section>
      <text:section text:style-name="Sect1" text:name="magicdomid10">
        <text:p text:style-name="Standard"><text:line-break/></text:p>
      </text:section>
      <text:section text:style-name="Sect1" text:name="magicdomid11">
        <text:p text:style-name="Standard">Just before to die, Pierre Bezier wrote to a researcher on his work :</text:p>
      </text:section>
      <text:section text:style-name="Sect1" text:name="magicdomid12">
        <text:p text:style-name="Standard">"We  can summarize what i brought by this idea a bit strange : instead of  distord a curve, or a family of curves, it's better to distord more  generaly the space where they are included.</text:p>
      </text:section>
      <text:section text:style-name="Sect1" text:name="magicdomid13">
        <text:p text:style-name="Standard">The straight line is not, etc.</text:p>
      </text:section>
      <text:section text:style-name="Sect1" text:name="magicdomid14">
        <text:p text:style-name="Standard">Sincerely yours,</text:p>
      </text:section>
      <text:section text:style-name="Sect1" text:name="magicdomid15">
        <text:p text:style-name="Standard">P. Bézier"</text:p>
      </text:section>
      <text:section text:style-name="Sect1" text:name="magicdomid16">
        <text:p text:style-name="Standard"><text:line-break/></text:p>
      </text:section>
      <text:section text:style-name="Sect1" text:name="magicdomid17">
        <text:p text:style-name="Standard">"My  contribution could be summarized by this somewhat strange idea :  instead of modifying the shape of a curve, or of a family of curves, it  is better to have the space into which we put them globally deformed. </text:p>
      </text:section>
      <text:section text:style-name="Sect1" text:name="magicdomid18">
        <text:p text:style-name="Standard">The straight line is not... and so on.</text:p>
      </text:section>
      <text:section text:style-name="Sect1" text:name="magicdomid19">
        <text:p text:style-name="Standard">Best wishes,</text:p>
      </text:section>
      <text:section text:style-name="Sect1" text:name="magicdomid20">
        <text:p text:style-name="Standard">P. Bézier"</text:p>
      </text:section>
      <text:section text:style-name="Sect1" text:name="magicdomid21">
        <text:p text:style-name="Standard"><text:a xlink:type="simple" xlink:href="http://www.jasondavies.com/animated-bezier/">http://www.jasondavies.com/animated-bezier/</text:a></text:p>
      </text:section>
      <text:section text:style-name="Sect1" text:name="magicdomid22">
        <text:p text:style-name="Standard"><text:line-break/></text:p>
      </text:section>
      <text:section text:style-name="Sect1" text:name="magicdomid23">
        <text:p text:style-name="Standard">"On  pourrait résumer mon apport par cette idée un peu bizarre : au lieu de  déformer une courbe, ou une famille de courbes, il vaut mieux faire  subir une distorsion générale à l'espace dans lequel on les a incluses.</text:p>
      </text:section>
      <text:section text:style-name="Sect1" text:name="magicdomid24">
        <text:p text:style-name="Standard">La ligne droite n'est pas... etc. </text:p>
      </text:section>
      <text:section text:style-name="Sect1" text:name="magicdomid25">
        <text:p text:style-name="Standard">Bien cordialement </text:p>
      </text:section>
      <text:section text:style-name="Sect1" text:name="magicdomid26">
        <text:p text:style-name="Standard">P. Bézier"</text:p>
      </text:section>
      <text:section text:style-name="Sect1" text:name="magicdomid27">
        <text:p text:style-name="Standard"><text:line-break/></text:p>
      </text:section>
      <text:section text:style-name="Sect1" text:name="magicdomid28">
        <text:p text:style-name="Standard"><text:line-break/></text:p>
      </text:section>
      <text:section text:style-name="Sect1" text:name="magicdomid29">
        <text:p text:style-name="Standard"><draw:frame draw:style-name="fr1" draw:name="graphics1" text:anchor-type="as-char" svg:width="0.7862in" svg:height="0.3929in" draw:z-index="0"><draw:image xlink:href="http://git.constantvzw.org/?p=lgru.reader.drawing-curved.git;a=blob_plain;f=bezier-pistolet.jpg" xlink:type="simple" xlink:show="embed" xlink:actuate="onLoad"/></draw:frame><text:line-break/><text:a xlink:type="simple" xlink:href="http://git.constantvzw.org/?p=lgru.reader.drawing-curved.git;a=blob_plain;f=bezier-pistolet.jpg">http://git.constantvzw.org/?p=lgru.reader.drawing-curved.git;a=blob_plain;f=bezier-pistolet.jpg</text:a></text:p>
      </text:section>
      <text:section text:style-name="Sect1" text:name="magicdomid30">
        <text:p text:style-name="Standard">Trouver une portion sur un étalon pré-existant.</text:p>
      </text:section>
      <text:section text:style-name="Sect1" text:name="magicdomid31">
        <text:p text:style-name="Standard">Gamme de pistolets : comment étaient-t-il produits?</text:p>
      </text:section>
      <text:section text:style-name="Sect1" text:name="magicdomid32">
        <text:p text:style-name="Standard"><text:soft-page-break/><text:line-break/></text:p>
      </text:section>
      <text:section text:style-name="Sect1" text:name="magicdomid33">
        <text:p text:style-name="Standard"><draw:frame draw:style-name="fr1" draw:name="graphics2" text:anchor-type="as-char" svg:width="0.7862in" svg:height="0.3929in" draw:z-index="1"><draw:image xlink:href="http://git.constantvzw.org/?p=lgru.reader.drawing-curved.git;a=blob_plain;f=bezier-img006.jpg" xlink:type="simple" xlink:show="embed" xlink:actuate="onLoad"/></draw:frame><text:line-break/><text:a xlink:type="simple" xlink:href="http://git.constantvzw.org/?p=lgru.reader.drawing-curved.git;a=blob_plain;f=bezier-img006.jpg">http://git.constantvzw.org/?p=lgru.reader.drawing-curved.git;a=blob_plain;f=bezier-img006.jpg</text:a></text:p>
      </text:section>
      <text:section text:style-name="Sect1" text:name="magicdomid34">
        <text:p text:style-name="Standard"><draw:frame draw:style-name="fr1" draw:name="graphics3" text:anchor-type="as-char" svg:width="0.7862in" svg:height="0.3929in" draw:z-index="2"><draw:image xlink:href="http://git.constantvzw.org/?p=lgru.reader.drawing-curved.git;a=blob_plain;f=bezier-img008.jpg" xlink:type="simple" xlink:show="embed" xlink:actuate="onLoad"/></draw:frame><text:line-break/><text:a xlink:type="simple" xlink:href="http://git.constantvzw.org/?p=lgru.reader.drawing-curved.git;a=blob_plain;f=bezier-img008.jpg">http://git.constantvzw.org/?p=lgru.reader.drawing-curved.git;a=blob_plain;f=bezier-img008.jpg</text:a></text:p>
      </text:section>
      <text:section text:style-name="Sect1" text:name="magicdomid35">
        <text:p text:style-name="Standard">Imaginer un dispositif physique correspondant à la description de PB ci-dessus.</text:p>
      </text:section>
      <text:section text:style-name="Sect1" text:name="magicdomid36">
        <text:p text:style-name="Standard"><text:span text:style-name="T1">Workshops</text:span> Baltan labs <text:a xlink:type="simple" xlink:href="http://ospublish.constantvzw.org/lab/wiki/index.php/Projections">http://ospublish.constantvzw.org/lab/wiki/index.php/Projections</text:a></text:p>
      </text:section>
      <text:section text:style-name="Sect1" text:name="magicdomid37">
        <text:p text:style-name="Standard"><text:line-break/></text:p>
      </text:section>
      <text:section text:style-name="Sect1" text:name="magicdomid38">
        <text:p text:style-name="Standard"><text:line-break/></text:p>
      </text:section>
      <text:section text:style-name="Sect1" text:name="magicdomid39">
        <text:p text:style-name="Standard"><text:line-break/></text:p>
      </text:section>
      <text:section text:style-name="Sect1" text:name="magicdomid40">
        <text:p text:style-name="Standard"><text:line-break/></text:p>
      </text:section>
      <text:section text:style-name="Sect1" text:name="magicdomid41">
        <text:p text:style-name="Standard"><draw:frame draw:style-name="fr1" draw:name="graphics4" text:anchor-type="as-char" svg:width="0.7862in" svg:height="0.3929in" draw:z-index="3"><draw:image xlink:href="http://git.constantvzw.org/?p=lgru.reader.drawing-curved.git;a=blob_plain;f=bezier-img010.jpg" xlink:type="simple" xlink:show="embed" xlink:actuate="onLoad"/></draw:frame><text:line-break/><text:a xlink:type="simple" xlink:href="http://git.constantvzw.org/?p=lgru.reader.drawing-curved.git;a=blob_plain;f=bezier-img010.jpg">http://git.constantvzw.org/?p=lgru.reader.drawing-curved.git;a=blob_plain;f=bezier-img010.jpg</text:a></text:p>
      </text:section>
      <text:section text:style-name="Sect1" text:name="magicdomid42">
        <text:p text:style-name="Standard"><text:line-break/></text:p>
      </text:section>
      <text:section text:style-name="Sect1" text:name="magicdomid43">
        <text:p text:style-name="Standard">(idem) Pantographe - changement d'échelle (?)</text:p>
      </text:section>
      <text:section text:style-name="Sect1" text:name="magicdomid44">
        <text:p text:style-name="Standard"><text:line-break/></text:p>
      </text:section>
      <text:section text:style-name="Sect1" text:name="magicdomid45">
        <text:p text:style-name="Standard"><draw:frame draw:style-name="fr1" draw:name="graphics5" text:anchor-type="as-char" svg:width="0.7862in" svg:height="0.3929in" draw:z-index="4"><draw:image xlink:href="http://git.constantvzw.org/?p=lgru.reader.drawing-curved.git;a=blob_plain;f=bezier-img012.jpg" xlink:type="simple" xlink:show="embed" xlink:actuate="onLoad"/></draw:frame><text:line-break/><text:a xlink:type="simple" xlink:href="http://git.constantvzw.org/?p=lgru.reader.drawing-curved.git;a=blob_plain;f=bezier-img012.jpg">http://git.constantvzw.org/?p=lgru.reader.drawing-curved.git;a=blob_plain;f=bezier-img012.jpg</text:a></text:p>
      </text:section>
      <text:section text:style-name="Sect1" text:name="magicdomid46">
        <text:p text:style-name="Standard"><draw:frame draw:style-name="fr1" draw:name="graphics6" text:anchor-type="as-char" svg:width="0.7862in" svg:height="0.3929in" draw:z-index="5"><draw:image xlink:href="http://git.constantvzw.org/?p=lgru.reader.drawing-curved.git;a=blob_plain;f=bezier-img014.jpg" xlink:type="simple" xlink:show="embed" xlink:actuate="onLoad"/></draw:frame><text:line-break/><text:a xlink:type="simple" xlink:href="http://git.constantvzw.org/?p=lgru.reader.drawing-curved.git;a=blob_plain;f=bezier-img014.jpg">http://git.constantvzw.org/?p=lgru.reader.drawing-curved.git;a=blob_plain;f=bezier-img014.jpg</text:a></text:p>
      </text:section>
      <text:section text:style-name="Sect1" text:name="magicdomid47">
        <text:p text:style-name="Standard"><draw:frame draw:style-name="fr1" draw:name="graphics7" text:anchor-type="as-char" svg:width="0.7862in" svg:height="0.3929in" draw:z-index="6"><draw:image xlink:href="http://git.constantvzw.org/?p=lgru.reader.drawing-curved.git;a=blob_plain;f=bezier-img016.jpg" xlink:type="simple" xlink:show="embed" xlink:actuate="onLoad"/></draw:frame><text:line-break/><text:a xlink:type="simple" xlink:href="http://git.constantvzw.org/?p=lgru.reader.drawing-curved.git;a=blob_plain;f=bezier-img016.jpg">http://git.constantvzw.org/?p=lgru.reader.drawing-curved.git;a=blob_plain;f=bezier-img016.jpg</text:a></text:p>
      </text:section>
      <text:section text:style-name="Sect1" text:name="magicdomid48">
        <text:p text:style-name="Standard">Vieilles techniques de reproduction, utiles chez Renault</text:p>
      </text:section>
      <text:section text:style-name="Sect1" text:name="magicdomid49">
        <text:p text:style-name="Standard"><draw:frame draw:style-name="fr1" draw:name="graphics8" text:anchor-type="as-char" svg:width="0.7862in" svg:height="0.3929in" draw:z-index="7"><draw:image xlink:href="http://git.constantvzw.org/?p=lgru.reader.drawing-curved.git;a=blob_plain;f=bezier-img018.jpg" xlink:type="simple" xlink:show="embed" xlink:actuate="onLoad"/></draw:frame><text:line-break/><text:a xlink:type="simple" xlink:href="http://git.constantvzw.org/?p=lgru.reader.drawing-curved.git;a=blob_plain;f=bezier-img018.jpg">http://git.constantvzw.org/?p=lgru.reader.drawing-curved.git;a=blob_plain;f=bezier-img018.jpg</text:a></text:p>
      </text:section>
      <text:section text:style-name="Sect1" text:name="magicdomid50">
        <text:p text:style-name="Standard">Vue imaginaire de ?</text:p>
      </text:section>
      <text:section text:style-name="Sect1" text:name="magicdomid51">
        <text:p text:style-name="Standard"><draw:frame draw:style-name="fr1" draw:name="graphics9" text:anchor-type="as-char" svg:width="0.7862in" svg:height="0.3929in" draw:z-index="8"><draw:image xlink:href="http://git.constantvzw.org/?p=lgru.reader.drawing-curved.git;a=blob_plain;f=bezier-img020.jpg" xlink:type="simple" xlink:show="embed" xlink:actuate="onLoad"/></draw:frame><text:line-break/><text:a xlink:type="simple" xlink:href="http://git.constantvzw.org/?p=lgru.reader.drawing-curved.git;a=blob_plain;f=bezier-img020.jpg">http://git.constantvzw.org/?p=lgru.reader.drawing-curved.git;a=blob_plain;f=bezier-img020.jpg</text:a></text:p>
      </text:section>
      <text:section text:style-name="Sect1" text:name="magicdomid52">
        <text:p text:style-name="Standard"><draw:frame draw:style-name="fr1" draw:name="graphics10" text:anchor-type="as-char" svg:width="0.7862in" svg:height="0.3929in" draw:z-index="9"><draw:image xlink:href="http://git.constantvzw.org/?p=lgru.reader.drawing-curved.git;a=blob_plain;f=bezier-img022.jpg" xlink:type="simple" xlink:show="embed" xlink:actuate="onLoad"/></draw:frame><text:line-break/><text:a xlink:type="simple" xlink:href="http://git.constantvzw.org/?p=lgru.reader.drawing-curved.git;a=blob_plain;f=bezier-img022.jpg">http://git.constantvzw.org/?p=lgru.reader.drawing-curved.git;a=blob_plain;f=bezier-img022.jpg</text:a></text:p>
      </text:section>
      <text:section text:style-name="Sect1" text:name="magicdomid53">
        <text:p text:style-name="Standard"><draw:frame draw:style-name="fr1" draw:name="graphics11" text:anchor-type="as-char" svg:width="0.7862in" svg:height="0.3929in" draw:z-index="10"><draw:image xlink:href="http://git.constantvzw.org/?p=lgru.reader.drawing-curved.git;a=blob_plain;f=bezier-img024.jpg" xlink:type="simple" xlink:show="embed" xlink:actuate="onLoad"/></draw:frame><text:line-break/><text:soft-page-break/><text:a xlink:type="simple" xlink:href="http://git.constantvzw.org/?p=lgru.reader.drawing-curved.git;a=blob_plain;f=bezier-img024.jpg">http://git.constantvzw.org/?p=lgru.reader.drawing-curved.git;a=blob_plain;f=bezier-img024.jpg</text:a></text:p>
      </text:section>
      <text:section text:style-name="Sect1" text:name="magicdomid54">
        <text:p text:style-name="Standard"><draw:frame draw:style-name="fr1" draw:name="graphics12" text:anchor-type="as-char" svg:width="0.7862in" svg:height="0.3929in" draw:z-index="11"><draw:image xlink:href="http://git.constantvzw.org/?p=lgru.reader.drawing-curved.git;a=blob_plain;f=bezier-img026.jpg" xlink:type="simple" xlink:show="embed" xlink:actuate="onLoad"/></draw:frame><text:line-break/><text:a xlink:type="simple" xlink:href="http://git.constantvzw.org/?p=lgru.reader.drawing-curved.git;a=blob_plain;f=bezier-img026.jpg">http://git.constantvzw.org/?p=lgru.reader.drawing-curved.git;a=blob_plain;f=bezier-img026.jpg</text:a></text:p>
      </text:section>
      <text:section text:style-name="Sect1" text:name="magicdomid55">
        <text:p text:style-name="Standard"><draw:frame draw:style-name="fr1" draw:name="graphics13" text:anchor-type="as-char" svg:width="0.7862in" svg:height="0.3929in" draw:z-index="12"><draw:image xlink:href="http://git.constantvzw.org/?p=lgru.reader.drawing-curved.git;a=blob_plain;f=bezier-img028.jpg" xlink:type="simple" xlink:show="embed" xlink:actuate="onLoad"/></draw:frame><text:line-break/><text:a xlink:type="simple" xlink:href="http://git.constantvzw.org/?p=lgru.reader.drawing-curved.git;a=blob_plain;f=bezier-img028.jpg">http://git.constantvzw.org/?p=lgru.reader.drawing-curved.git;a=blob_plain;f=bezier-img028.jpg</text:a></text:p>
      </text:section>
      <text:section text:style-name="Sect1" text:name="magicdomid56">
        <text:p text:style-name="Standard"><draw:frame draw:style-name="fr1" draw:name="graphics14" text:anchor-type="as-char" svg:width="0.7862in" svg:height="0.3929in" draw:z-index="13"><draw:image xlink:href="http://git.constantvzw.org/?p=lgru.reader.drawing-curved.git;a=blob_plain;f=bezier-img030.jpg" xlink:type="simple" xlink:show="embed" xlink:actuate="onLoad"/></draw:frame><text:line-break/><text:a xlink:type="simple" xlink:href="http://git.constantvzw.org/?p=lgru.reader.drawing-curved.git;a=blob_plain;f=bezier-img030.jpg">http://git.constantvzw.org/?p=lgru.reader.drawing-curved.git;a=blob_plain;f=bezier-img030.jpg</text:a></text:p>
      </text:section>
      <text:section text:style-name="Sect1" text:name="magicdomid57">
        <text:p text:style-name="Standard"><draw:frame draw:style-name="fr1" draw:name="graphics15" text:anchor-type="as-char" svg:width="0.7862in" svg:height="0.3929in" draw:z-index="14"><draw:image xlink:href="http://git.constantvzw.org/?p=lgru.reader.drawing-curved.git;a=blob_plain;f=bezier-img032.jpg" xlink:type="simple" xlink:show="embed" xlink:actuate="onLoad"/></draw:frame><text:line-break/><text:a xlink:type="simple" xlink:href="http://git.constantvzw.org/?p=lgru.reader.drawing-curved.git;a=blob_plain;f=bezier-img032.jpg">http://git.constantvzw.org/?p=lgru.reader.drawing-curved.git;a=blob_plain;f=bezier-img032.jpg</text:a></text:p>
      </text:section>
      <text:section text:style-name="Sect1" text:name="magicdomid58">
        <text:p text:style-name="Standard"><draw:frame draw:style-name="fr1" draw:name="graphics16" text:anchor-type="as-char" svg:width="0.7862in" svg:height="0.3929in" draw:z-index="15"><draw:image xlink:href="http://git.constantvzw.org/?p=lgru.reader.drawing-curved.git;a=blob_plain;f=bezier-modele.jpg" xlink:type="simple" xlink:show="embed" xlink:actuate="onLoad"/></draw:frame><text:line-break/><text:a xlink:type="simple" xlink:href="http://git.constantvzw.org/?p=lgru.reader.drawing-curved.git;a=blob_plain;f=bezier-modele.jpg">http://git.constantvzw.org/?p=lgru.reader.drawing-curved.git;a=blob_plain;f=bezier-modele.jpg</text:a></text:p>
      </text:section>
      <text:section text:style-name="Sect1" text:name="magicdomid59">
        <text:p text:style-name="Standard"><text:line-break/></text:p>
      </text:section>
      <text:section text:style-name="Sect1" text:name="magicdomid60">
        <text:p text:style-name="Standard">---------------------------------</text:p>
      </text:section>
      <text:section text:style-name="Sect1" text:name="magicdomid61">
        <text:h text:style-name="Heading_20_2" text:outline-level="2">Retooling - Just in time</text:h>
      </text:section>
      <text:section text:style-name="Sect1" text:name="magicdomid62">
        <text:p text:style-name="Standard"><text:line-break/></text:p>
      </text:section>
      <text:section text:style-name="Sect1" text:name="magicdomid63">
        <text:p text:style-name="Standard">(ce n'est pas pour rien que les courbes de béziers ont été créees par un outilleur de l'industrie automobile). Position ingrate, doivent inventer des outils mais sans réellement savoir l'application.</text:p>
      </text:section>
      <text:section text:style-name="Sect1" text:name="magicdomid64">
        <text:p text:style-name="Standard"><text:line-break/></text:p>
      </text:section>
      <text:section text:style-name="Sect1" text:name="magicdomid65">
        <text:p text:style-name="Standard">"By the mid-1950s, Toyota Motor Corporation of Japan began to explore a more fluid production model. Without the massive warehouse spaces  available to store inventories required for an Assembly-Line, Toyota  developed the Just-In-Time production model and inverted the stakes of  manufacturing. By exploiting and implementing a fluid communications  infrastructure along the supply line of parts, manufacturers, labor and  customers, Toyota could maintain smaller inventories and make rapid  adjustments. A quicker response time was now possible and products could  be made when they were needed. 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text:p>
      </text:section>
      <text:section text:style-name="Sect1" text:name="magicdomid66">
        <text:p text:style-name="Standard"><text:line-break/></text:p>
      </text:section>
      <text:section text:style-name="Sect1" text:name="magicdomid67">
        <text:p text:style-name="Standard">Modules... Logiciel... </text:p>
      </text:section>
      <text:section text:style-name="Sect1" text:name="magicdomid68">
        <text:p text:style-name="Standard"><text:line-break/></text:p>
      </text:section>
      <text:section text:style-name="Sect1" text:name="magicdomid69">
        <text:p text:style-name="Standard">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text:p>
      </text:section>
      <text:section text:style-name="Sect1" text:name="magicdomid70">
        <text:p text:style-name="Standard"><text:soft-page-break/><text:a xlink:type="simple" xlink:href="http://www.dextersinister.org/index.html?id=3">http://www.dextersinister.org/index.html?id=3</text:a></text:p>
      </text:section>
      <text:section text:style-name="Sect1" text:name="magicdomid71">
        <text:p text:style-name="Standard">Just in time - Ford/Toyota - DexterSinister</text:p>
      </text:section>
      <text:section text:style-name="Sect1" text:name="magicdomid72">
        <text:p text:style-name="Standard">Link with the car industry</text:p>
      </text:section>
      <text:section text:style-name="Sect1" text:name="magicdomid73">
        <text:p text:style-name="Standard">Lien avec l'industrie automobile</text:p>
      </text:section>
      <text:section text:style-name="Sect1" text:name="magicdomid74">
        <text:p text:style-name="Standard">→Bezier</text:p>
      </text:section>
      <text:section text:style-name="Sect1" text:name="magicdomid75">
        <text:p text:style-name="Standard"><text:line-break/></text:p>
      </text:section>
      <text:section text:style-name="Sect1" text:name="magicdomid76">
        <text:p text:style-name="Standard">Capture d'écrans de logiciels de 2D/3D montrant des voitures.</text:p>
      </text:section>
      <text:section text:style-name="Sect1" text:name="magicdomid77">
        <text:p text:style-name="Standard">Les belles courbes</text:p>
      </text:section>
      <text:section text:style-name="Sect1" text:name="magicdomid78">
        <text:p text:style-name="Standard">hot rods</text:p>
      </text:section>
      <text:section text:style-name="Sect1" text:name="magicdomid79">
        <text:p text:style-name="Standard"><text:line-break/></text:p>
      </text:section>
      <text:section text:style-name="Sect1" text:name="magicdomid80">
        <text:p text:style-name="Standard">--------------------------------------</text:p>
      </text:section>
      <text:section text:style-name="Sect1" text:name="magicdomid81">
        <text:p text:style-name="Standard"><text:line-break/></text:p>
      </text:section>
      <text:section text:style-name="Sect1" text:name="magicdomid82">
        <text:p text:style-name="Standard"><draw:frame draw:style-name="fr1" draw:name="graphics17" text:anchor-type="as-char" svg:width="0.7862in" svg:height="0.3929in" draw:z-index="16"><draw:image xlink:href="http://git.constantvzw.org/?p=lgru.reader.drawing-curved.git;a=blob_plain;f=bezier-signature.jpg" xlink:type="simple" xlink:show="embed" xlink:actuate="onLoad"/></draw:frame><text:line-break/><text:a xlink:type="simple" xlink:href="http://git.constantvzw.org/?p=lgru.reader.drawing-curved.git;a=blob_plain;f=bezier-signature.jpg">http://git.constantvzw.org/?p=lgru.reader.drawing-curved.git;a=blob_plain;f=bezier-signature.jpg</text:a></text:p>
      </text:section>
      <text:section text:style-name="Sect1" text:name="magicdomid83">
        <text:p text:style-name="Standard">Pour convaincre les dirigeants de Renault, ils reproduisent l'écriture: signature du trésorier de la Banque de France, imprimée sur tous les billets de l'époque</text:p>
      </text:section>
      <text:section text:style-name="Sect1" text:name="magicdomid84">
        <text:p text:style-name="Standard">Rapport à l'écriture/typographie</text:p>
      </text:section>
      <text:section text:style-name="Sect1" text:name="magicdomid85">
        <text:p text:style-name="Standard">le geste est la forme la plus libre qui soit, </text:p>
      </text:section>
      <text:section text:style-name="Sect1" text:name="magicdomid86">
        <text:p text:style-name="Standard">rapport à la copie: faire aussi bien que l'original</text:p>
      </text:section>
      <text:section text:style-name="Sect1" text:name="magicdomid87">
        <text:p text:style-name="Standard"><text:line-break/></text:p>
      </text:section>
      <text:section text:style-name="Sect1" text:name="magicdomid88">
        <text:p text:style-name="Standard">"With any new palette you encounter, try to execute your signature. If it  comes out looking half-way decent, then the pencil is being splined"</text:p>
      </text:section>
      <text:section text:style-name="Sect1" text:name="magicdomid89">
        <text:p text:style-name="Standard"><text:line-break/></text:p>
      </text:section>
      <text:section text:style-name="Sect1" text:name="magicdomid90">
        <text:p text:style-name="Standard"><text:line-break/></text:p>
      </text:section>
      <text:section text:style-name="Sect1" text:name="magicdomid91">
        <text:p text:style-name="Standard">-----------------------------------------</text:p>
      </text:section>
      <text:section text:style-name="Sect1" text:name="magicdomid92">
        <text:p text:style-name="Standard"><text:line-break/></text:p>
      </text:section>
      <text:section text:style-name="Sect1" text:name="magicdomid93">
        <text:p text:style-name="Standard">Manuel d'Unisurf</text:p>
      </text:section>
      <text:section text:style-name="Sect1" text:name="magicdomid94">
        <text:p text:style-name="Standard">Essayer le visual basic </text:p>
      </text:section>
      <text:section text:style-name="Sect1" text:name="magicdomid95">
        <text:p text:style-name="Standard"><text:a xlink:type="simple" xlink:href="http://www-gmm.insa-toulouse.fr/%7Erabut/bezier/">http://www-gmm.insa-toulouse.fr/~rabut/bezier/</text:a></text:p>
      </text:section>
      <text:section text:style-name="Sect1" text:name="magicdomid96">
        <text:p text:style-name="Standard"><text:line-break/></text:p>
      </text:section>
      <text:section text:style-name="Sect1" text:name="magicdomid97">
        <text:p text:style-name="Standard">extra/mono-basic 2.10-3</text:p>
      </text:section>
      <text:section text:style-name="Sect1" text:name="magicdomid98">
        <text:p text:style-name="Standard">    Mono Visual Basic.NET compiler</text:p>
      </text:section>
      <text:section text:style-name="Sect1" text:name="magicdomid99">
        <text:p text:style-name="Standard"><text:line-break/></text:p>
      </text:section>
      <text:section text:style-name="Sect1" text:name="magicdomid100">
        <text:p text:style-name="Standard"><text:a xlink:type="simple" xlink:href="http://www.jstor.org/discover/10.2307/77846?uid=3737592&amp;uid=2&amp;uid=4&amp;sid=21102269602281">http://www.jstor.org/discover/10.2307/77846?uid=3737592&amp;uid=2&amp;uid=4&amp;sid=21102269602281</text:a></text:p>
      </text:section>
      <text:section text:style-name="Sect1" text:name="magicdomid101">
        <text:p text:style-name="Standard">(demander à Lilly)</text:p>
      </text:section>
      <text:section text:style-name="Sect1" text:name="magicdomid102">
        <text:p text:style-name="Standard"><text:line-break/></text:p>
      </text:section>
      <text:section text:style-name="Sect1" text:name="magicdomid103">
        <text:p text:style-name="Standard">À creuser. Chercher des gens chez Renault qui connaissent Unisurf.</text:p>
      </text:section>
      <text:section text:style-name="Sect1" text:name="magicdomid104">
        <text:p text:style-name="Standard"><text:line-break/><text:soft-page-break/></text:p>
      </text:section>
      <text:section text:style-name="Sect1" text:name="magicdomid105">
        <text:p text:style-name="Standard">- Re-read how manuals try to describe this distorsion</text:p>
      </text:section>
      <text:section text:style-name="Sect1" text:name="magicdomid106">
        <text:p text:style-name="Standard">-----------------------------------------</text:p>
      </text:section>
      <text:section text:style-name="Sect1" text:name="magicdomid107">
        <text:h text:style-name="Heading_20_2" text:outline-level="2">Comment on apprend à dessiner les courbes Bézier</text:h>
      </text:section>
      <text:section text:style-name="Sect1" text:name="magicdomid108">
        <text:p text:style-name="Standard"><text:line-break/></text:p>
      </text:section>
      <text:section text:style-name="Sect1" text:name="magicdomid109">
        <text:h text:style-name="Heading_20_3" text:outline-level="3">Adobe</text:h>
      </text:section>
      <text:section text:style-name="Sect1" text:name="magicdomid110">
        <text:p text:style-name="Standard"><text:line-break/></text:p>
      </text:section>
      <text:section text:style-name="Sect1" text:name="magicdomid111">
        <text:p text:style-name="Standard"><draw:frame draw:style-name="fr1" draw:name="graphics18" text:anchor-type="as-char" svg:width="0.7862in" svg:height="0.3929in" draw:z-index="17"><draw:image xlink:href="http://git.constantvzw.org/?p=lgru.reader.drawing-curved.git;a=blob_plain;f=ill_sdw_first_curve_point.png" xlink:type="simple" xlink:show="embed" xlink:actuate="onLoad"/></draw:frame><text:line-break/><text:a xlink:type="simple" xlink:href="http://git.constantvzw.org/?p=lgru.reader.drawing-curved.git;a=blob_plain;f=ill_sdw_first_curve_point.png">http://git.constantvzw.org/?p=lgru.reader.drawing-curved.git;a=blob_plain;f=ill_sdw_first_curve_point.png</text:a></text:p>
      </text:section>
      <text:section text:style-name="Sect1" text:name="magicdomid112">
        <text:p text:style-name="Standard">Drawing the first point in a curve</text:p>
      </text:section>
      <text:section text:style-name="Sect1" text:name="magicdomid113">
        <text:p text:style-name="Standard">A. Positioning Pen tool</text:p>
      </text:section>
      <text:section text:style-name="Sect1" text:name="magicdomid114">
        <text:p text:style-name="Standard">B. Starting to drag (mouse button pressed)</text:p>
      </text:section>
      <text:section text:style-name="Sect1" text:name="magicdomid115">
        <text:p text:style-name="Standard">C. Dragging to extend direction lines</text:p>
      </text:section>
      <text:section text:style-name="Sect1" text:name="magicdomid116">
        <text:p text:style-name="Standard"><text:line-break/></text:p>
      </text:section>
      <text:section text:style-name="Sect1" text:name="magicdomid117">
        <text:p text:style-name="Standard"><draw:frame draw:style-name="fr1" draw:name="graphics19" text:anchor-type="as-char" svg:width="0.7862in" svg:height="0.3929in" draw:z-index="18"><draw:image xlink:href="http://git.constantvzw.org/?p=lgru.reader.drawing-curved.git;a=blob_plain;f=ill_sdw_second_curve_point.png" xlink:type="simple" xlink:show="embed" xlink:actuate="onLoad"/></draw:frame><text:line-break/><text:a xlink:type="simple" xlink:href="http://git.constantvzw.org/?p=lgru.reader.drawing-curved.git;a=blob_plain;f=ill_sdw_second_curve_point.png">http://git.constantvzw.org/?p=lgru.reader.drawing-curved.git;a=blob_plain;f=ill_sdw_second_curve_point.png</text:a></text:p>
      </text:section>
      <text:section text:style-name="Sect1" text:name="magicdomid118">
        <text:p text:style-name="Standard">Position the Pen tool where you want the curve segment to end, and do one of the following:</text:p>
      </text:section>
      <text:section text:style-name="Sect1" text:name="magicdomid119">
        <text:p text:style-name="Standard">To create a C‑shaped curve, drag in a direction opposite to the previous direction line. Then release the mouse button.</text:p>
      </text:section>
      <text:section text:style-name="Sect1" text:name="magicdomid120">
        <text:p text:style-name="Standard"><text:line-break/></text:p>
      </text:section>
      <text:section text:style-name="Sect1" text:name="magicdomid121">
        <text:p text:style-name="Standard"><draw:frame draw:style-name="fr1" draw:name="graphics20" text:anchor-type="as-char" svg:width="0.7862in" svg:height="0.3929in" draw:z-index="19"><draw:image xlink:href="http://git.constantvzw.org/?p=lgru.reader.drawing-curved.git;a=blob_plain;f=ill_sdw_2curves.png" xlink:type="simple" xlink:show="embed" xlink:actuate="onLoad"/></draw:frame><text:line-break/><text:a xlink:type="simple" xlink:href="http://git.constantvzw.org/?p=lgru.reader.drawing-curved.git;a=blob_plain;f=ill_sdw_2curves.png">http://git.constantvzw.org/?p=lgru.reader.drawing-curved.git;a=blob_plain;f=ill_sdw_2curves.png</text:a></text:p>
      </text:section>
      <text:section text:style-name="Sect1" text:name="magicdomid122">
        <text:p text:style-name="Standard">Drawing the second point in a curve</text:p>
      </text:section>
      <text:section text:style-name="Sect1" text:name="magicdomid123">
        <text:p text:style-name="Standard">A. Starting to drag second smooth point</text:p>
      </text:section>
      <text:section text:style-name="Sect1" text:name="magicdomid124">
        <text:p text:style-name="Standard">B. Dragging away from previous direction line, creating a C curve</text:p>
      </text:section>
      <text:section text:style-name="Sect1" text:name="magicdomid125">
        <text:p text:style-name="Standard">C. Result after releasing mouse button</text:p>
      </text:section>
      <text:section text:style-name="Sect1" text:name="magicdomid126">
        <text:p text:style-name="Standard"><text:a xlink:type="simple" xlink:href="http://help.adobe.com/en_US/illustrator/cs/using/WS3f28b00cc50711d9-2cf89fa2133b344d448-8000.html#WS55B8A5DC-5496-494d-ADA8-FFE0FA5DAEA1">http://help.adobe.com/en_US/illustrator/cs/using/WS3f28b00cc50711d9-2cf89fa2133b344d448-8000.html#WS55B8A5DC-5496-494d-ADA8-FFE0FA5DAEA1</text:a>                 </text:p>
      </text:section>
      <text:section text:style-name="Sect1" text:name="magicdomid127">
        <text:p text:style-name="Standard"><text:line-break/></text:p>
      </text:section>
      <text:section text:style-name="Sect1" text:name="magicdomid128">
        <text:p text:style-name="Standard">Relire comment les manuels décrivent le dessin en Bezier pour chaque logiciel</text:p>
      </text:section>
      <text:section text:style-name="Sect1" text:name="magicdomid129">
        <text:p text:style-name="Standard"><text:line-break/></text:p>
      </text:section>
      <text:section text:style-name="Sect1" text:name="magicdomid130">
        <text:p text:style-name="Standard"><draw:frame draw:style-name="fr1" draw:name="graphics21" text:anchor-type="as-char" svg:width="0.7862in" svg:height="0.3929in" draw:z-index="20"><draw:image xlink:href="http://git.constantvzw.org/?p=lgru.reader.drawing-curved.git;a=blob_plain;f=covers-manual-illustrator.png" xlink:type="simple" xlink:show="embed" xlink:actuate="onLoad"/></draw:frame><text:line-break/><text:a xlink:type="simple" xlink:href="http://git.constantvzw.org/?p=lgru.reader.drawing-curved.git;a=blob_plain;f=covers-manual-illustrator.png;hb=HEAD"><text:span text:style-name="T2">http://git.constantvzw.org/?</text:span></text:a><text:soft-page-break/><text:a xlink:type="simple" xlink:href="http://git.constantvzw.org/?p=lgru.reader.drawing-curved.git;a=blob_plain;f=covers-manual-illustrator.png;hb=HEAD"><text:span text:style-name="T2">p=lgru.reader.drawing-curved.git;a=blob_plain;f=covers-manual-illustrator.png</text:span></text:a><text:a xlink:type="simple" xlink:href="http://git.constantvzw.org/?p=lgru.reader.drawing-curved.git;a=blob_plain;f=covers-manual-illustrator.png;hb=HEAD"><text:span text:style-name="T2">;hb=HEAD</text:span></text:a></text:p>
      </text:section>
      <text:section text:style-name="Sect1" text:name="magicdomid131">
        <text:p text:style-name="Standard"><text:line-break/></text:p>
      </text:section>
      <text:section text:style-name="Sect1" text:name="magicdomid132">
        <text:h text:style-name="Heading_20_3" text:outline-level="3">Le tout en poche</text:h>
      </text:section>
      <text:section text:style-name="Sect1" text:name="magicdomid133">
        <text:p text:style-name="Standard"><text:line-break/></text:p>
      </text:section>
      <text:section text:style-name="Sect1" text:name="magicdomid134">
        <text:p text:style-name="Standard"><draw:frame draw:style-name="fr1" draw:name="graphics22" text:anchor-type="as-char" svg:width="0.7862in" svg:height="0.3929in" draw:z-index="21"><draw:image xlink:href="http://git.constantvzw.org/?p=lgru.reader.drawing-curved.git;a=blob_plain;f=ici.png" xlink:type="simple" xlink:show="embed" xlink:actuate="onLoad"/></draw:frame><text:line-break/><text:a xlink:type="simple" xlink:href="http://git.constantvzw.org/?p=lgru.reader.drawing-curved.git;a=blob_plain;f=ici.png">http://git.constantvzw.org/?p=lgru.reader.drawing-curved.git;a=blob_plain;f=ici.png</text:a></text:p>
      </text:section>
      <text:section text:style-name="Sect1" text:name="magicdomid135">
        <text:p text:style-name="Standard"><text:line-break/></text:p>
      </text:section>
      <text:section text:style-name="Sect1" text:name="magicdomid136">
        <text:p text:style-name="Standard">Is drawing curves is drawing in the mist?</text:p>
      </text:section>
      <text:section text:style-name="Sect1" text:name="magicdomid137">
        <text:p text:style-name="Standard"><text:line-break/></text:p>
      </text:section>
      <text:section text:style-name="Sect1" text:name="magicdomid138">
        <text:p text:style-name="Standard">---------------------------------------------------------------------</text:p>
      </text:section>
      <text:section text:style-name="Sect1" text:name="magicdomid139">
        <text:p text:style-name="Standard"><text:line-break/></text:p>
      </text:section>
      <text:section text:style-name="Sect1" text:name="magicdomid140">
        <text:p text:style-name="Standard">Point-and-click - selection systems</text:p>
      </text:section>
      <text:section text:style-name="Sect1" text:name="magicdomid141">
        <text:p text:style-name="Standard">mécanismes de sélections</text:p>
      </text:section>
      <text:section text:style-name="Sect1" text:name="magicdomid142">
        <text:p text:style-name="Standard">Question de la représentation des points, des sélections, des courbes</text:p>
      </text:section>
      <text:section text:style-name="Sect1" text:name="magicdomid143">
        <text:p text:style-name="Standard"><text:line-break/></text:p>
      </text:section>
      <text:section text:style-name="Sect1" text:name="magicdomid144">
        <text:p text:style-name="Standard">LisaDraw</text:p>
      </text:section>
      <text:section text:style-name="Sect1" text:name="magicdomid145">
        <text:p text:style-name="Standard"><text:line-break/></text:p>
      </text:section>
      <text:section text:style-name="Sect1" text:name="magicdomid146">
        <text:p text:style-name="Standard"><draw:frame draw:style-name="fr1" draw:name="graphics23" text:anchor-type="as-char" svg:width="0.7862in" svg:height="0.3929in" draw:z-index="22"><draw:image xlink:href="http://toastytech.com/guis/lisadrawwrite.png" xlink:type="simple" xlink:show="embed" xlink:actuate="onLoad"/></draw:frame><text:line-break/><text:a xlink:type="simple" xlink:href="http://toastytech.com/guis/lisadrawwrite.png">http://toastytech.com/guis/lisadrawwrite.png</text:a></text:p>
      </text:section>
      <text:section text:style-name="Sect1" text:name="magicdomid147">
        <text:p text:style-name="Standard"><text:line-break/></text:p>
      </text:section>
      <text:section text:style-name="Sect1" text:name="magicdomid148">
        <text:p text:style-name="Standard">Xerox Star </text:p>
      </text:section>
      <text:section text:style-name="Sect1" text:name="magicdomid149">
        <text:p text:style-name="Standard"><text:a xlink:type="simple" xlink:href="http://www.youtube.com/watch?v=ODZBL80JPqw">http://www.youtube.com/watch?v=ODZBL80JPqw</text:a></text:p>
      </text:section>
      <text:section text:style-name="Sect1" text:name="magicdomid150">
        <text:p text:style-name="Standard"><text:line-break/></text:p>
      </text:section>
      <text:section text:style-name="Sect1" text:name="magicdomid151">
        <text:p text:style-name="Standard">Xerox Alto with Bravo</text:p>
      </text:section>
      <text:section text:style-name="Sect1" text:name="magicdomid152">
        <text:p text:style-name="Standard"><text:a xlink:type="simple" xlink:href="http://bitsavers.informatik.uni-stuttgart.de/pdf/xerox/alto/BravoXMan.pdf">http://bitsavers.informatik.uni-stuttgart.de/pdf/xerox/alto/BravoXMan.pdf</text:a></text:p>
      </text:section>
      <text:section text:style-name="Sect1" text:name="magicdomid153">
        <text:p text:style-name="Standard"><text:line-break/></text:p>
      </text:section>
      <text:section text:style-name="Sect1" text:name="magicdomid154">
        <text:p text:style-name="Standard">SIL and Draw</text:p>
      </text:section>
      <text:section text:style-name="Sect1" text:name="magicdomid155">
        <text:p text:style-name="Standard"><text:a xlink:type="simple" xlink:href="http://history-computer.com/Library/AltoUsersHandbook.pdf">http://history-computer.com/Library/AltoUsersHandbook.pdf</text:a></text:p>
      </text:section>
      <text:section text:style-name="Sect1" text:name="magicdomid156">
        <text:p text:style-name="Standard"><text:line-break/></text:p>
      </text:section>
      <text:section text:style-name="Sect1" text:name="magicdomid157">
        <text:p text:style-name="Standard">MacDraw </text:p>
      </text:section>
      <text:section text:style-name="Sect1" text:name="magicdomid158">
        <text:p text:style-name="Standard">Sodipodi -no manual?</text:p>
      </text:section>
      <text:section text:style-name="Sect1" text:name="magicdomid159">
        <text:p text:style-name="Standard">Inkscape </text:p>
      </text:section>
      <text:section text:style-name="Sect1" text:name="magicdomid160">
        <text:p text:style-name="Standard">KSEG </text:p>
      </text:section>
      <text:section text:style-name="Sect1" text:name="magicdomid161">
        <text:p text:style-name="Standard">FontForge </text:p>
      </text:section>
      <text:section text:style-name="Sect1" text:name="magicdomid162">
        <text:p text:style-name="Standard"><text:soft-page-break/>FontLab </text:p>
      </text:section>
      <text:section text:style-name="Sect1" text:name="magicdomid163">
        <text:p text:style-name="Standard">Freehand - <text:a xlink:type="simple" xlink:href="http://www.adobe.com/products/freehand/productinfo/features/">http://www.adobe.com/products/freehand/productinfo/features/</text:a></text:p>
      </text:section>
      <text:section text:style-name="Sect1" text:name="magicdomid164">
        <text:p text:style-name="Standard"><text:a xlink:type="simple" xlink:href="http://www.adobe.com/support/freehand/vectors/using_pen_tool/using_pen_tool03.html">http://www.adobe.com/support/freehand/vectors/using_pen_tool/using_pen_tool03.html</text:a></text:p>
      </text:section>
      <text:section text:style-name="Sect1" text:name="magicdomid165">
        <text:p text:style-name="Standard"><text:line-break/></text:p>
      </text:section>
      <text:section text:style-name="Sect1" text:name="magicdomid166">
        <text:p text:style-name="Standard">FontStudio Letrastudio</text:p>
      </text:section>
      <text:section text:style-name="Sect1" text:name="magicdomid167">
        <text:p text:style-name="Standard"><text:a xlink:type="simple" xlink:href="http://designarchives.aiga.org/#/entries/%2Bid%3A4034/_/detail/relevance/asc/0/7/4034/letraset-package-systemletrastudio/1">http://designarchives.aiga.org/#/entries/%2Bid%3A4034/_/detail/relevance/asc/0/7/4034/letraset-package-systemletrastudio/1</text:a></text:p>
      </text:section>
      <text:section text:style-name="Sect1" text:name="magicdomid168">
        <text:p text:style-name="Standard"><text:line-break/></text:p>
      </text:section>
      <text:section text:style-name="Sect1" text:name="magicdomid169">
        <text:p text:style-name="Standard">Photoshop &gt; Illustrator </text:p>
      </text:section>
      <text:section text:style-name="Sect1" text:name="magicdomid170">
        <text:p text:style-name="Standard">SK1</text:p>
      </text:section>
      <text:section text:style-name="Sect1" text:name="magicdomid171">
        <text:p text:style-name="Standard">LibreOffice </text:p>
      </text:section>
      <text:section text:style-name="Sect1" text:name="magicdomid172">
        <text:p text:style-name="Standard">Gimp</text:p>
      </text:section>
      <text:section text:style-name="Sect1" text:name="magicdomid173">
        <text:p text:style-name="Standard">Scribus</text:p>
      </text:section>
      <text:section text:style-name="Sect1" text:name="magicdomid174">
        <text:p text:style-name="Standard">CorelDraw</text:p>
      </text:section>
      <text:section text:style-name="Sect1" text:name="magicdomid175">
        <text:p text:style-name="Standard">Fontographer</text:p>
      </text:section>
      <text:section text:style-name="Sect1" text:name="magicdomid176">
        <text:p text:style-name="Standard">Blender</text:p>
      </text:section>
      <text:section text:style-name="Sect1" text:name="magicdomid177">
        <text:p text:style-name="Standard">SketchUp</text:p>
      </text:section>
      <text:section text:style-name="Sect1" text:name="magicdomid178">
        <text:p text:style-name="Standard">Paint</text:p>
      </text:section>
      <text:section text:style-name="Sect1" text:name="magicdomid179">
        <text:p text:style-name="Standard">Jpicedt</text:p>
      </text:section>
      <text:section text:style-name="Sect1" text:name="magicdomid180">
        <text:p text:style-name="Standard"><text:a xlink:type="simple" xlink:href="http://typism.appspot.com/">http://typism.appspot.com</text:a></text:p>
      </text:section>
      <text:section text:style-name="Sect1" text:name="magicdomid181">
        <text:p text:style-name="Standard"><text:a xlink:type="simple" xlink:href="http://fontclod.meteor.com/">http://fontclod.meteor.com/</text:a></text:p>
      </text:section>
      <text:section text:style-name="Sect1" text:name="magicdomid182">
        <text:p text:style-name="Standard"><text:line-break/></text:p>
      </text:section>
      <text:section text:style-name="Sect1" text:name="magicdomid183">
        <text:p text:style-name="Standard">Robofont</text:p>
      </text:section>
      <text:section text:style-name="Sect1" text:name="magicdomid184">
        <text:p text:style-name="Standard"><text:a xlink:type="simple" xlink:href="http://support.xara.com/">http://support.xara.com/</text:a> : no manual svgedit (editeur de fontes en ligne) </text:p>
      </text:section>
      <text:section text:style-name="Sect1" text:name="magicdomid185">
        <text:p text:style-name="Standard"><text:a xlink:type="simple" xlink:href="http://typism.appspot.com/">http://typism.appspot.com</text:a> </text:p>
      </text:section>
      <text:section text:style-name="Sect1" text:name="magicdomid186">
        <text:p text:style-name="Standard">Kalliculator: <text:a xlink:type="simple" xlink:href="http://www.kalliculator.com/">http://www.kalliculator.com/</text:a> </text:p>
      </text:section>
      <text:section text:style-name="Sect1" text:name="magicdomid187">
        <text:p text:style-name="Standard">font constructor: <text:a xlink:type="simple" xlink:href="http://www.fontconstructor.com/">http://www.fontconstructor.com</text:a> </text:p>
      </text:section>
      <text:section text:style-name="Sect1" text:name="magicdomid188">
        <text:p text:style-name="Standard">rounding ufo: <text:a xlink:type="simple" xlink:href="http://roundingufo.typemytype.com/">http://roundingufo.typemytype.com</text:a> </text:p>
      </text:section>
      <text:section text:style-name="Sect1" text:name="magicdomid189">
        <text:p text:style-name="Standard">ufo stretch: <text:a xlink:type="simple" xlink:href="http://ufostretch.typemytype.com/">http://ufostretch.typemytype.com/</text:a> </text:p>
      </text:section>
      <text:section text:style-name="Sect1" text:name="magicdomid190">
        <text:p text:style-name="Standard">superpolator: <text:a xlink:type="simple" xlink:href="http://superpolator.com/">http://superpolator.com/</text:a>          </text:p>
      </text:section>
      <text:section text:style-name="Sect1" text:name="magicdomid191">
        <text:p text:style-name="Standard"><text:line-break/></text:p>
      </text:section>
      <text:section text:style-name="Sect1" text:name="magicdomid192">
        <text:p text:style-name="Standard"><text:line-break/></text:p>
      </text:section>
      <text:section text:style-name="Sect1" text:name="magicdomid193">
        <text:p text:style-name="Standard">Spiro </text:p>
      </text:section>
      <text:section text:style-name="Sect1" text:name="magicdomid194">
        <text:p text:style-name="Standard"><text:a xlink:type="simple" xlink:href="https://github.com/monkeyiq/fontforge">https://github.com/monkeyiq/fontforge</text:a></text:p>
      </text:section>
      <text:section text:style-name="Sect1" text:name="magicdomid195">
        <text:p text:style-name="Standard"><text:line-break/></text:p>
      </text:section>
      <text:section text:style-name="Sect1" text:name="magicdomid196">
        <text:h text:style-name="Heading_20_1" text:outline-level="1">Speculations</text:h>
      </text:section>
      <text:section text:style-name="Sect1" text:name="magicdomid197">
        <text:p text:style-name="Standard"><text:line-break/></text:p>
      </text:section>
      <text:section text:style-name="Sect1" text:name="magicdomid198">
        <text:p text:style-name="Standard">tester sur un dessin canonique et noter chaque différence précise. Tenter de  relater une expérience du dessin </text:p>
      </text:section>
      <text:section text:style-name="Sect1" text:name="magicdomid199">
        <text:p text:style-name="Standard"><text:soft-page-break/>- Use the Tiger example</text:p>
      </text:section>
      <text:section text:style-name="Sect1" text:name="magicdomid200">
        <text:p text:style-name="Standard"><text:a xlink:type="simple" xlink:href="http://en.wikipedia.org/wiki/Comparison_of_vector_graphics_editors">http://en.wikipedia.org/wiki/Comparison_of_vector_graphics_editors</text:a></text:p>
      </text:section>
      <text:section text:style-name="Sect1" text:name="magicdomid201">
        <text:p text:style-name="Standard"><text:line-break/></text:p>
      </text:section>
      <text:section text:style-name="Sect1" text:name="magicdomid202">
        <text:p text:style-name="Standard"><draw:frame draw:style-name="fr1" draw:name="graphics24" text:anchor-type="as-char" svg:width="0.7862in" svg:height="0.3929in" draw:z-index="23"><draw:image xlink:href="http://git.constantvzw.org/?p=lgru.reader.drawing-curved.git;a=blob_plain;f=autocad.png" xlink:type="simple" xlink:show="embed" xlink:actuate="onLoad"/></draw:frame><text:line-break/><text:a xlink:type="simple" xlink:href="http://git.constantvzw.org/?p=lgru.reader.drawing-curved.git;a=blob_plain;f=autocad.png">http://git.constantvzw.org/?p=lgru.reader.drawing-curved.git;a=blob_plain;f=autocad.png</text:a></text:p>
      </text:section>
      <text:section text:style-name="Sect1" text:name="magicdomid203">
        <text:p text:style-name="Standard"><text:line-break/></text:p>
      </text:section>
      <text:section text:style-name="Sect1" text:name="magicdomid204">
        <text:p text:style-name="Standard">Graphical Shell prototype</text:p>
      </text:section>
      <text:section text:style-name="Sect1" text:name="magicdomid205">
        <text:p text:style-name="Standard">lien avec le GSp dans la mesure où on édite le tool on the spot</text:p>
      </text:section>
      <text:section text:style-name="Sect1" text:name="magicdomid206">
        <text:p text:style-name="Standard">AutoCAD Command line and Dynamic Input</text:p>
      </text:section>
      <text:section text:style-name="Sect1" text:name="magicdomid207">
        <text:p text:style-name="Standard"><text:line-break/></text:p>
      </text:section>
      <text:section text:style-name="Sect1" text:name="magicdomid208">
        <text:p text:style-name="Standard"><text:a xlink:type="simple" xlink:href="http://new.math.uiuc.edu/netgeom/advice/palettes.html">http://new.math.uiuc.edu/netgeom/advice/palettes.html</text:a></text:p>
      </text:section>
      <text:section text:style-name="Sect1" text:name="magicdomid209">
        <text:p text:style-name="Standard"><text:line-break/></text:p>
      </text:section>
      <text:section text:style-name="Sect1" text:name="magicdomid210">
        <text:p text:style-name="Standard">Pierre: Bitmap: photoshop/gimp</text:p>
      </text:section>
      <text:section text:style-name="Sect1" text:name="magicdomid211">
        <text:p text:style-name="Standard">parler du manque apparent entre les deux parties (dessin, géometrie)</text:p>
      </text:section>
      <text:section text:style-name="Sect1" text:name="magicdomid212">
        <text:p text:style-name="Standard">disparition/disparité</text:p>
      </text:section>
      <text:section text:style-name="Sect1" text:name="magicdomid213">
        <text:p text:style-name="Standard"><text:line-break/></text:p>
      </text:section>
      <text:section text:style-name="Sect1" text:name="magicdomid214">
        <text:p text:style-name="Standard">Alan Kay on OOP: <text:a xlink:type="simple" xlink:href="http://marcusdenker.de/AlanKayOOP.html">http://marcusdenker.de/AlanKayOOP.html</text:a></text:p>
      </text:section>
      <text:section text:style-name="Sect1" text:name="magicdomid215">
        <text:p text:style-name="Standard"><text:line-break/></text:p>
      </text:section>
      <text:section text:style-name="Sect1" text:name="magicdomid216">
        <text:p text:style-name="Standard">A few pictures of a future font editor with history interface</text:p>
      </text:section>
      <text:section text:style-name="Sect1" text:name="magicdomid217">
        <text:p text:style-name="Standard"><text:a xlink:type="simple" xlink:href="http://gallery3.constantvzw.org/index.php/LGRU-Wednesday-Visual-Versioning/DSC_6105-1">http://gallery3.constantvzw.org/index.php/LGRU-Wednesday-Visual-Versioning/DSC_6105-1</text:a></text:p>
      </text:section>
      <text:section text:style-name="Sect1" text:name="magicdomid218">
        <text:p text:style-name="Standard"><text:a xlink:type="simple" xlink:href="http://gallery3.constantvzw.org/index.php/LGRU-Wednesday-Visual-Versioning/DSC_6121">http://gallery3.constantvzw.org/index.php/LGRU-Wednesday-Visual-Versioning/DSC_6121</text:a></text:p>
      </text:section>
      <text:section text:style-name="Sect1" text:name="magicdomid219">
        <text:p text:style-name="Standard"><text:a xlink:type="simple" xlink:href="http://gallery3.constantvzw.org/index.php/LGRU-Wednesday-Visual-Versioning/DSC_6119">http://gallery3.constantvzw.org/index.php/LGRU-Wednesday-Visual-Versioning/DSC_6119</text:a></text:p>
      </text:section>
      <text:section text:style-name="Sect1" text:name="magicdomid220">
        <text:p text:style-name="Standard"><draw:frame draw:style-name="fr1" draw:name="graphics25" text:anchor-type="as-char" svg:width="0.7862in" svg:height="0.3929in" draw:z-index="24"><draw:image xlink:href="http://gallery3.constantvzw.org/var/resizes/LGRU-Wednesday/DSC_6119.JPG" xlink:type="simple" xlink:show="embed" xlink:actuate="onLoad"/></draw:frame><text:line-break/><text:a xlink:type="simple" xlink:href="http://gallery3.constantvzw.org/var/resizes/LGRU-Wednesday/DSC_6119.JPG?m=1330165126">http://gallery3.constantvzw.org/var/resizes/LGRU-Wednesday/DSC_6119.JPG</text:a><text:a xlink:type="simple" xlink:href="http://gallery3.constantvzw.org/var/resizes/LGRU-Wednesday/DSC_6119.JPG?m=1330165126">?m=1330165126</text:a></text:p>
      </text:section>
      <text:section text:style-name="Sect1" text:name="magicdomid221">
        <text:p text:style-name="Standard"><text:line-break/></text:p>
      </text:section>
      <text:section text:style-name="Sect1" text:name="magicdomid222">
        <text:p text:style-name="P1">Multi-level type design interfaces</text:p>
      </text:section>
      <text:section text:style-name="Sect1" text:name="magicdomid223">
        <text:p text:style-name="Standard">Type  design is an iterative process of refining design directions. Starting  from a better understanding of what happens when you design a  font, we  worked on a type design environment that moves more fluently  between  different scales of design: From single glyphs to letter-pairs  and  textblocks but also to move between different versions of both  digital  and hand-drawn sketches. Some of these features can be already   discovered in Fontmatrix: <text:a xlink:type="simple" xlink:href="http://oep-h.com/fontmatrix">http://oep-h.com/fontmatrix</text:a> </text:p>
      </text:section>
      <text:section text:style-name="Sect1" text:name="magicdomid224">
        <text:p text:style-name="Standard"><text:line-break/></text:p>
      </text:section>
      <text:section text:style-name="Sect1" text:name="magicdomid225">
        <text:p text:style-name="Standard">Essai visuel: dessiner une courbe de bézier.</text:p>
      </text:section>
      <text:section text:style-name="Sect1" text:name="magicdomid226">
        <text:p text:style-name="Standard">bezier fontographer</text:p>
      </text:section>
      <text:section text:style-name="Sect1" text:name="magicdomid227">
        <text:p text:style-name="Standard"><text:line-break/></text:p>
      </text:section>
      <text:section text:style-name="Sect1" text:name="magicdomid228">
        <text:p text:style-name="Standard">8&lt; - - -</text:p>
      </text:section>
      <text:section text:style-name="Sect1" text:name="magicdomid229">
        <text:p text:style-name="Standard">"L'aventure  de Pierre Bézier aurait pu s'arrêter là. Mais, à l'autre bout du monde,  des années plus tard, un groupe de développeurs liés à Apple créa un  langage adapté à la future imprimante laser conçue <text:soft-page-break/>pour le Mac. Il  s'agissait de trouver un moyen de définir mathématiquement une courbe,  comme le tracé d'un caractère, avant de l'envoyer à l'imprimante...</text:p>
      </text:section>
      <text:section text:style-name="Sect1" text:name="magicdomid230">
        <text:p text:style-name="Standard"><text:line-break/></text:p>
      </text:section>
      <text:section text:style-name="Sect1" text:name="magicdomid231">
        <text:p text:style-name="Standard">L'un  de ces développeurs, John Warnock, connaissait le travail du Français. Tout naturellement, il choisit les courbes de Bézier comme base du  langage PostScript et fonda la société Adobe. On sait comment le PostScript fit la fortune de cette start-up devenue multinationale. Et  comment le nom de Pierre Bézier fut popularisé par un autre best-seller  d'Adobe, le logiciel de dessin Illustrator. Aujourd'hui, les graphistes  et designers utilisent l'outil Plume et tracent des courbes de Bézier  sans avoir la moindre idée de leur origine, un peu comme monsieur  Jourdain faisait de la prose sans le savoir..."</text:p>
      </text:section>
      <text:section text:style-name="Sect1" text:name="magicdomid232">
        <text:p text:style-name="Standard">- - - &gt;8</text:p>
      </text:section>
      <text:section text:style-name="Sect1" text:name="magicdomid233">
        <text:p text:style-name="Standard"> <text:a xlink:type="simple" xlink:href="http://rocbo.lautre.net/bezier/pb-indus.htm">http://rocbo.lautre.net/bezier/pb-indus.htm</text:a></text:p>
      </text:section>
      <text:section text:style-name="Sect1" text:name="magicdomid234">
        <text:p text:style-name="Standard"> </text:p>
      </text:section>
      <text:section text:style-name="Sect1" text:name="magicdomid235">
        <text:p text:style-name="Standard"> </text:p>
      </text:section>
      <text:section text:style-name="Sect1" text:name="magicdomid236">
        <text:p text:style-name="Standard">Femke's restitution of co-position LGRU session</text:p>
      </text:section>
      <text:section text:style-name="Sect1" text:name="magicdomid237">
        <text:p text:style-name="Standard"><text:a xlink:type="simple" xlink:href="http://blogs.lgru.net/ft/theme/co-position/100-idees">http://blogs.lgru.net/ft/theme/co-position/100-idees</text:a></text:p>
      </text:section>
      <text:section text:style-name="Sect1" text:name="magicdomid238">
        <text:p text:style-name="Standard"><text:line-break/></text:p>
      </text:section>
      <text:section text:style-name="Sect1" text:name="magicdomid239">
        <text:h text:style-name="Heading_20_2" text:outline-level="2">--------------------------------</text:h>
      </text:section>
      <text:section text:style-name="Sect1" text:name="magicdomid240">
        <text:p text:style-name="Standard"><text:line-break/></text:p>
      </text:section>
      <text:section text:style-name="Sect1" text:name="magicdomid241">
        <text:p text:style-name="Standard"><draw:frame draw:style-name="fr1" draw:name="graphics26" text:anchor-type="as-char" svg:width="0.7862in" svg:height="0.3929in" draw:z-index="25"><draw:image xlink:href="http://git.constantvzw.org/?p=lgru.reader.drawing-curved.git;a=blob_plain;f=ill_sdw_edit_closed_shape.png" xlink:type="simple" xlink:show="embed" xlink:actuate="onLoad"/></draw:frame><text:line-break/><text:a xlink:type="simple" xlink:href="http://git.constantvzw.org/?p=lgru.reader.drawing-curved.git;a=blob_plain;f=ill_sdw_edit_closed_shape.png">http://git.constantvzw.org/?p=lgru.reader.drawing-curved.git;a=blob_plain;f=ill_sdw_edit_closed_shape.png</text:a></text:p>
      </text:section>
      <text:section text:style-name="Sect1" text:name="magicdomid242">
        <text:p text:style-name="Standard"><text:line-break/></text:p>
      </text:section>
      <text:section text:style-name="Sect1" text:name="magicdomid243">
        <text:p text:style-name="Standard">Question of time in the way of drawing - pauses - relationship wth the stroke and the time of the drawing of the stroke</text:p>
      </text:section>
      <text:section text:style-name="Sect1" text:name="magicdomid244">
        <text:p text:style-name="Standard">what happened when you want to pause your pen?</text:p>
      </text:section>
      <text:section text:style-name="Sect1" text:name="magicdomid245">
        <text:p text:style-name="Standard"><text:line-break/></text:p>
      </text:section>
      <text:section text:style-name="Sect1" text:name="magicdomid246">
        <text:p text:style-name="Standard"><text:line-break/></text:p>
      </text:section>
      <text:section text:style-name="Sect1" text:name="magicdomid247">
        <text:p text:style-name="Standard"><text:line-break/></text:p>
      </text:section>
      <text:section text:style-name="Sect1" text:name="magicdomid248">
        <text:p text:style-name="Standard"><draw:frame draw:style-name="fr1" draw:name="graphics27" text:anchor-type="as-char" svg:width="0.7862in" svg:height="0.3929in" draw:z-index="26"><draw:image xlink:href="http://git.constantvzw.org/?p=lgru.reader.drawing-curved.git;a=blob_plain;f=a-drawing.png" xlink:type="simple" xlink:show="embed" xlink:actuate="onLoad"/></draw:frame><text:line-break/><text:a xlink:type="simple" xlink:href="http://git.constantvzw.org/?p=lgru.reader.drawing-curved.git;a=blob_plain;f=a-drawing.png">http://git.constantvzw.org/?p=lgru.reader.drawing-curved.git;a=blob_plain;f=a-drawing.png</text:a></text:p>
      </text:section>
      <text:section text:style-name="Sect1" text:name="magicdomid249">
        <text:p text:style-name="Standard"><text:line-break/></text:p>
      </text:section>
      <text:section text:style-name="Sect1" text:name="magicdomid250">
        <text:p text:style-name="Standard">Expliquer les différents types de points</text:p>
      </text:section>
      <text:section text:style-name="Sect1" text:name="magicdomid251">
        <text:p text:style-name="Standard">sur un "d"</text:p>
      </text:section>
      <text:section text:style-name="Sect1" text:name="magicdomid252">
        <text:p text:style-name="Standard">avec des tensions variables</text:p>
      </text:section>
      <text:section text:style-name="Sect1" text:name="magicdomid253">
        <text:p text:style-name="Standard"><text:line-break/></text:p>
      </text:section>
      <text:section text:style-name="Sect1" text:name="magicdomid254">
        <text:p text:style-name="Standard"><text:soft-page-break/>-----------------</text:p>
      </text:section>
      <text:section text:style-name="Sect1" text:name="magicdomid255">
        <text:p text:style-name="Standard"><text:line-break/></text:p>
      </text:section>
      <text:section text:style-name="Sect1" text:name="magicdomid256">
        <text:p text:style-name="P1">Some quotes </text:p>
      </text:section>
      <text:section text:style-name="Sect1" text:name="magicdomid257">
        <text:p text:style-name="Standard">"And   each has a different palette (a.k.a. drawing toolbar) reflecting a   different philosophy of what constitutes a minimal set of drawing   tools."</text:p>
      </text:section>
      <text:section text:style-name="Sect1" text:name="magicdomid258">
        <text:p text:style-name="Standard"><text:line-break/></text:p>
      </text:section>
      <text:section text:style-name="Sect1" text:name="magicdomid259">
        <text:p text:style-name="Standard">"Not every fat-bits tool since works the way it did in MacPaint."</text:p>
      </text:section>
      <text:section text:style-name="Sect1" text:name="magicdomid260">
        <text:p text:style-name="Standard"><text:line-break/></text:p>
      </text:section>
      <text:section text:style-name="Sect1" text:name="magicdomid261">
        <text:p text:style-name="Standard">"(on   Ipaint palette) But the spline tool takes some getting used to, and it   helps to know how Bezier splines work." [...] "Circles are special   ellipses. Most surprisingly, circles don't have a center or radius. You   have to guess." [...] If it matters how your figures look, use proper   geometry drawing tools, many of which are also free. </text:p>
      </text:section>
      <text:section text:style-name="Sect1" text:name="magicdomid262">
        <text:p text:style-name="Standard"><text:line-break/></text:p>
      </text:section>
      <text:section text:style-name="Sect1" text:name="magicdomid263">
        <text:p text:style-name="Standard">(on   vector graphics) "the figure on the screen can re-addressed with a   picking tool, and edited. For example, it can be deleted. The document   stores only the data needed for the Bresenham line to be drawn."</text:p>
      </text:section>
      <text:section text:style-name="Sect1" text:name="magicdomid264">
        <text:p text:style-name="Standard"><text:line-break/></text:p>
      </text:section>
      <text:section text:style-name="Sect1" text:name="magicdomid265">
        <text:p text:style-name="Standard">(on   word's whiteboard) "Curiously, the Whiteboard uses an advanced feature   more proper to advanced tools, like Photoshop, namely so-called layers  .  This permits a level of interactivity of several users which is not   typical of blackboard, or real whiteboards. This makes its use   non-intuitive."</text:p>
      </text:section>
      <text:section text:style-name="Sect1" text:name="magicdomid266">
        <text:p text:style-name="Standard"><text:line-break/></text:p>
      </text:section>
      <text:section text:style-name="Sect1" text:name="magicdomid267">
        <text:p text:style-name="Standard">(on   KSEG) "KSEG creates new points with the right mouse, and that is where   geometry begins, with points! Everything else is a construction. "  [...]  "Suppose you specify three points (hold the shift key as you  select  three already constructed points), what do they specifiy  geometrically  speaking? The options that are available. Thus you can  click the segment  (you get a polygon), the lines (you get a  tri-lateral), the arc (you  get an arc). But why not circle. Because you  should construct your  circle from more primitive constructions. Baran  is a minimimalist, in  many ways."</text:p>
      </text:section>
      <text:section text:style-name="Sect1" text:name="magicdomid268">
        <text:p text:style-name="Standard"><text:line-brea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uyghebaert</meta:initial-creator>
    <meta:creation-date>2013-08-01T10:42:28</meta:creation-date>
    <dc:date>2013-08-01T10:43:19</dc:date>
    <dc:creator>Pierre Huyghebaert</dc:creator>
    <meta:editing-duration>P0D</meta:editing-duration>
    <meta:editing-cycles>1</meta:editing-cycles>
    <meta:document-statistic meta:table-count="0" meta:image-count="27" meta:object-count="0" meta:page-count="10" meta:paragraph-count="267" meta:word-count="1533" meta:character-count="13972" meta:non-whitespace-character-count="12334"/>
    <meta:generator>LibreOffice/3.6$Linux_x86 LibreOffice_project/360m1$Build-2</meta:generator>
  </office:meta>
</office:document-meta>
</file>